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NAL DAYS OF ELIJAH'S MINISTRY (1:1-2: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INAL DAYS OF ELIJAH'S MINISTRY (1:1-2:1 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lijah and Ahaziah (1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Elijah and Ahaziah (1:1-18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ll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oretelling (1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fury (1:5-9, 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fire (1:10, 1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The favor (1:13-15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The fulfillment (1:16-1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FINAL DAYS OF ELIJAH'S MINISTRY (1:1-2:1 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Elijah and Ahaziah (1:1-18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Elijah and Elisha (2:1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Elijah and Elisha (2:1-11):<text:s text:c="1"/></text:span><text:span text:style-name="a494" text:class-names=""/></text:p>
          </draw:text-box>
          <svg:title/>
          <svg:desc/>
        </draw:frame>
        <draw:frame draw:id="id92" presentation:style-name="a515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oute (2:1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iver (2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quest (2: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quirement (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moval (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6" draw:style-name="a516" draw:master-page-name="Master1-Layout12-tx-Title-and-Text" presentation:presentation-page-layout-name="Master1-PPL12" draw:id="Slide-261">
        <draw:frame draw:id="id93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THE FINAL DAYS OF ELIJAH'S MINISTRY (1:1-2:1 1)<text:s text:c="1"/></text:span><text:span text:style-name="a518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ziah (1:1-1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Elisha (2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2 KINGS 1-2<text:s text:c="1"/>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FINAL DAYS OF ELIJAH'S MINISTRY (1:1-2:1 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FIRST DAYS OF ELISHA'S MINISTRY (2:1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FIRST DAYS OF ELISHA'S MINISTRY (2:12-25)<text:s text:c="1"/></text:span><text:span text:style-name="a548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arts the Jordan (2:12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acifies some prophets (2:15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purifies some water (2:19-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punishes some mocking youths (2:23-2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punishes some mocking youths (2:23-25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ocking (2:23): As Elisha heads to Bethel, some young boys ridicule his bald head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mauling (2:24-25): Elisha curses the young boys, and two bears come out of the woods and maul 42 of them!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FIRST DAYS OF ELISHA'S MINISTRY (2:12-25)<text:s text:c="1"/></text:span><text:span text:style-name="a584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e parts the Jordan (2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pacifies some prophets (2:15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purifies some water (2:19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e punishes some mocking youths (2:23-2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KINGS 1-2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FINAL DAYS OF ELIJAH'S MINISTRY (1:1-2:1 1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FIRST DAYS OF ELISHA'S MINISTRY (2:12-25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-2 </dc:title>
    <meta:initial-creator>David STRICKLAND</meta:initial-creator>
    <dc:creator>David STRICKLAND</dc:creator>
    <meta:creation-date>2020-02-22T17:28:46Z</meta:creation-date>
    <dc:date>2020-02-22T17:28:46Z</dc:date>
    <meta:template xlink:href="BibleStudy" xlink:type="simple"/>
    <meta:editing-cycles>1</meta:editing-cycles>
    <meta:editing-duration>PT0S</meta:editing-duration>
    <meta:document-statistic meta:paragraph-count="42" meta:word-count="345"/>
  </office:meta>
</office:document-meta>
</file>